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.88mm"/>
    </style:style>
    <style:style style:name="co2" style:family="table-column">
      <style:table-column-properties fo:break-before="auto" style:column-width="45.74mm"/>
    </style:style>
    <style:style style:name="co3" style:family="table-column">
      <style:table-column-properties fo:break-before="auto" style:column-width="22.86mm"/>
    </style:style>
    <style:style style:name="co4" style:family="table-column">
      <style:table-column-properties fo:break-before="auto" style:column-width="35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6mm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6" table:default-cell-style-name="Default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Bezeichung</text:p>
          </table:table-cell>
          <table:table-cell office:value-type="string" calcext:value-type="string">
            <text:p>Anzahl</text:p>
          </table:table-cell>
          <table:table-cell office:value-type="string" calcext:value-type="string">
            <text:p>Spannzange</text:p>
          </table:table-cell>
          <table:table-cell office:value-type="string" calcext:value-type="string">
            <text:p>Durchmesser</text:p>
          </table:table-cell>
          <table:table-cell office:value-type="string" calcext:value-type="string">
            <text:p>Schneidenlänge</text:p>
          </table:table-cell>
          <table:table-cell office:value-type="string" calcext:value-type="string">
            <text:p>Schneiden</text:p>
          </table:table-cell>
          <table:table-cell office:value-type="string" calcext:value-type="string">
            <text:p>Mittelschneide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Bemerku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chaftfräser_Schrupp_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7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HSS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chaftfräser_Schlicht_5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-5</text:p>
          </table:table-cell>
          <table:table-cell office:value-type="string" calcext:value-type="string">
            <text:p>5.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HSS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chaftfräser_Schlicht_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-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HSS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chaftfräser_Schlicht_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-12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HSS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Konusfräser_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-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HSS</text:p>
          </table:table-cell>
          <table:table-cell office:value-type="string" calcext:value-type="string">
            <text:p>1°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chaftfräser_Schlicht_9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-10</text:p>
          </table:table-cell>
          <table:table-cell office:value-type="string" calcext:value-type="string">
            <text:p>9.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HSS Beschichtet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onusfräser_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-8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HSS Beschichtet</text:p>
          </table:table-cell>
          <table:table-cell office:value-type="string" calcext:value-type="string">
            <text:p>2°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adiusfräs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-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HSS Beschichtet</text:p>
          </table:table-cell>
          <table:table-cell office:value-type="string" calcext:value-type="string">
            <text:p>Radius 0.7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Konusfräser_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-10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HSS</text:p>
          </table:table-cell>
          <table:table-cell office:value-type="string" calcext:value-type="string">
            <text:p>3°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Kugelfäser_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-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VHM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Kugelfäser_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-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VHM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chaftfräser_Schlicht_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-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VHM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chaftfräser_Schlicht_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-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VHM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Fasenfräs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-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HSS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chaftfräser_Schlicht_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-5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VHM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chaftfräser_Schlicht_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-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VHM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chaftfräser_Schlicht_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-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VHM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chaftfräser_Schlicht_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-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VHM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chaftfräser_Schlicht_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-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VHM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chaftfräser_Schlicht_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-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VHM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chaftfräser_Schlicht_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-7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HSS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chaftfräser_Schlicht_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-7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HSS Beschichtet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-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Anbohr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-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HSS</text:p>
          </table:table-cell>
          <table:table-cell office:value-type="string" calcext:value-type="string">
            <text:p>90°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Kantentas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-9</text:p>
          </table:table-cell>
          <table:table-cell office:value-type="string" calcext:value-type="string">
            <text:p>4;10</text:p>
          </table:table-cell>
          <table:table-cell table:number-columns-repeated="4"/>
          <table:table-cell office:value-type="string" calcext:value-type="string">
            <text:p>NMax. 6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chaftfräser_Schlicht_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-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HSS</text:p>
          </table:table-cell>
          <table:table-cell office:value-type="string" calcext:value-type="string">
            <text:p>gerade Flanken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Anbohr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-1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VHM</text:p>
          </table:table-cell>
          <table:table-cell office:value-type="string" calcext:value-type="string">
            <text:p>90°</text:p>
          </table:table-cell>
        </table:table-row>
        <table:table-row table:style-name="ro1" table:number-rows-repeated="1048545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5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alentin </meta:initial-creator>
    <meta:creation-date>2019-01-15T22:54:17.465332285</meta:creation-date>
    <dc:date>2019-01-15T23:38:54.511847948</dc:date>
    <dc:creator>valentin </dc:creator>
    <meta:editing-duration>PT11M16S</meta:editing-duration>
    <meta:editing-cycles>1</meta:editing-cycles>
    <meta:document-statistic meta:table-count="1" meta:cell-count="250" meta:object-count="0"/>
    <meta:generator>LibreOffice/6.0.7.3$Linux_X86_64 LibreOffice_project/00m0$Build-3</meta:generator>
  </office:meta>
</office:document-meta>
</file>